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Api Name</text:p>
          </table:table-cell>
          <table:table-cell table:style-name="Default" office:value-type="string" calcext:value-type="string">
            <text:p>Api URL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http://127.0.0.1:3000/userrout/get-user-api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http://127.0.0.1:3000/userrout/add-user-api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http://127.0.0.1:3000/userrout/get-users-delete-api/615c264f5b2b15911fcf5928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http://127.0.0.1:3000/userrout/get-update-user/615c2b6a425de8cccee409f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6:14:50.351683332</meta:creation-date>
    <dc:date>2021-10-05T16:19:25.629165114</dc:date>
    <meta:editing-duration>PT4M39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